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Exception.LinkException( Throwabl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xception.LinkException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xception.Lin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inkException.LinkExceptio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